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3"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4"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9"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0"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1" style:parent-style-name="Normal" style:family="paragraph">
      <style:paragraph-properties fo:text-align="center"/>
      <style:text-properties style:font-name="Times New Roman" style:font-name-complex="Times New Roman" fo:font-size="12pt" style:font-size-asian="12pt" style:font-size-complex="12pt"/>
    </style:style>
    <style:style style:name="P12" style:parent-style-name="Normal" style:family="paragraph">
      <style:text-properties style:font-name="Times New Roman" style:font-name-complex="Times New Roman" fo:font-size="12pt" style:font-size-asian="12pt" style:font-size-complex="12pt"/>
    </style:style>
    <style:style style:name="P13" style:parent-style-name="Normal" style:family="paragraph">
      <style:paragraph-properties fo:text-indent="0.5in"/>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6"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T1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style:text-position="super 66.6%"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style:style>
    <style:style style:name="T3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P39" style:parent-style-name="Normal" style:family="paragraph">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size="12pt" style:font-size-asian="12pt" style:font-size-complex="12pt"/>
    </style:style>
    <style:style style:name="T41" style:parent-style-name="DefaultParagraphFont" style:family="text">
      <style:text-properties style:font-name="Times New Roman" style:font-name-complex="Times New Roman" fo:font-size="12pt" style:font-size-asian="12pt" style:font-size-complex="12pt"/>
    </style:style>
    <style:style style:name="T42" style:parent-style-name="DefaultParagraphFont"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45" style:parent-style-name="DefaultParagraphFont" style:family="text">
      <style:text-properties style:font-name="Times New Roman" style:font-name-complex="Times New Roman"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48" style:parent-style-name="DefaultParagraphFont" style:family="text">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style:style>
    <style:style style:name="T5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style:style>
    <style:style style:name="P52" style:parent-style-name="Normal" style:family="paragraph">
      <style:text-properties style:font-name="Times New Roman" style:font-name-complex="Times New Roman" fo:font-size="12pt" style:font-size-asian="12pt" style:font-size-complex="12pt"/>
    </style:style>
    <style:style style:name="P53"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54"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55" style:parent-style-name="Normal" style:family="paragraph">
      <style:text-properties style:font-name="Times New Roman" style:font-name-complex="Times New Roman" fo:font-weight="bold" style:font-weight-asian="bold" fo:font-size="12pt" style:font-size-asian="12pt" style:font-size-complex="12pt"/>
    </style:style>
    <style:style style:name="T5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style:text-position="super 66.6%"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style:style>
    <style:style style:name="T62"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style:text-position="super 66.6%"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T6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DefaultParagraphFont" style:family="text">
      <style:text-properties style:font-name="Times New Roman" style:font-name-complex="Times New Roman" fo:font-size="12pt" style:font-size-asian="12pt" style:font-size-complex="12pt"/>
    </style:style>
    <style:style style:name="T72"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73" style:parent-style-name="DefaultParagraphFont" style:family="text">
      <style:text-properties style:font-name="Times New Roman" style:font-name-complex="Times New Roman" fo:font-size="12pt" style:font-size-asian="12pt" style:font-size-complex="12pt"/>
    </style:style>
    <style:style style:name="P74" style:parent-style-name="Normal" style:family="paragraph">
      <style:text-properties style:font-name="Times New Roman" style:font-name-complex="Times New Roman" fo:font-size="12pt" style:font-size-asian="12pt" style:font-size-complex="12pt"/>
    </style:style>
    <style:style style:name="P75" style:parent-style-name="Normal" style:family="paragraph">
      <style:text-properties style:font-name="Times New Roman" style:font-name-complex="Times New Roman"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style:style>
    <style:style style:name="T7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81" style:parent-style-name="DefaultParagraphFont" style:family="text">
      <style:text-properties style:font-name="Times New Roman" style:font-name-complex="Times New Roman" fo:font-size="12pt" style:font-size-asian="12pt" style:font-size-complex="12pt"/>
    </style:style>
    <style:style style:name="P82" style:parent-style-name="Normal" style:family="paragraph">
      <style:text-properties style:font-name="Times New Roman" style:font-name-complex="Times New Roman" fo:font-size="12pt" style:font-size-asian="12pt" style:font-size-complex="12pt"/>
    </style:style>
    <style:style style:name="P83" style:parent-style-name="Normal" style:family="paragraph">
      <style:text-properties style:font-name="Times New Roman" style:font-name-complex="Times New Roman" fo:font-size="12pt" style:font-size-asian="12pt" style:font-size-complex="12pt"/>
    </style:style>
    <style:style style:name="P84" style:parent-style-name="Normal" style:family="paragraph">
      <style:text-properties style:font-name="Times New Roman" style:font-name-complex="Times New Roman" fo:font-size="12pt" style:font-size-asian="12pt" style:font-size-complex="12pt"/>
    </style:style>
    <style:style style:name="P85"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86"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T87" style:parent-style-name="DefaultParagraphFont" style:family="text">
      <style:text-properties style:font-name="Times New Roman" style:font-name-complex="Times New Roman" fo:font-size="12pt" style:font-size-asian="12pt" style:font-size-complex="12pt"/>
    </style:style>
    <style:style style:name="T88" style:parent-style-name="DefaultParagraphFont" style:family="text">
      <style:text-properties style:font-name="Times New Roman" style:font-name-complex="Times New Roman" style:text-position="super 66.6%"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style>
    <style:style style:name="T9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P92" style:parent-style-name="Normal" style:family="paragraph">
      <style:text-properties style:font-name="Times New Roman" style:font-name-complex="Times New Roman" fo:font-size="12pt" style:font-size-asian="12pt" style:font-size-complex="12pt"/>
    </style:style>
    <style:style style:name="P93" style:parent-style-name="Normal" style:family="paragraph">
      <style:text-properties style:font-name="Times New Roman" style:font-name-complex="Times New Roman" fo:font-size="12pt" style:font-size-asian="12pt" style:font-size-complex="12pt"/>
    </style:style>
    <style:style style:name="P94" style:parent-style-name="Normal" style:family="paragraph">
      <style:text-properties style:font-name="Times New Roman" style:font-name-complex="Times New Roman" fo:font-size="12pt" style:font-size-asian="12pt" style:font-size-complex="12pt"/>
    </style:style>
    <style:style style:name="P95" style:parent-style-name="Normal" style:family="paragraph">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style:text-position="sub 66.6%" fo:font-size="12pt" style:font-size-asian="12pt" style:font-size-complex="12pt"/>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complex="Times New Roman" style:text-position="sub 66.6%"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P104" style:parent-style-name="Normal" style:family="paragraph">
      <style:paragraph-properties fo:text-indent="0.5in"/>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T110" style:parent-style-name="DefaultParagraphFont" style:family="text">
      <style:text-properties style:font-name="Times New Roman" style:font-name-complex="Times New Roman" fo:font-size="12pt" style:font-size-asian="12pt" style:font-size-complex="12pt"/>
    </style:style>
    <style:style style:name="T11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12" style:parent-style-name="DefaultParagraphFont" style:family="text">
      <style:text-properties style:font-name="Times New Roman" style:font-name-complex="Times New Roman" fo:font-size="12pt" style:font-size-asian="12pt" style:font-size-complex="12pt"/>
    </style:style>
    <style:style style:name="T113" style:parent-style-name="DefaultParagraphFont" style:family="text">
      <style:text-properties style:font-name="Times New Roman" style:font-name-complex="Times New Roman" fo:font-size="12pt" style:font-size-asian="12pt" style:font-size-complex="12pt"/>
    </style:style>
    <style:style style:name="T114"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size="12pt" style:font-size-asian="12pt" style:font-size-complex="12pt"/>
    </style:style>
    <style:style style:name="T11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20" style:parent-style-name="DefaultParagraphFont" style:family="text">
      <style:text-properties style:font-name="Times New Roman" style:font-name-complex="Times New Roman" fo:font-size="12pt" style:font-size-asian="12pt" style:font-size-complex="12pt"/>
    </style:style>
    <style:style style:name="T12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22" style:parent-style-name="DefaultParagraphFont" style:family="text">
      <style:text-properties style:font-name="Times New Roman" style:font-name-complex="Times New Roman" fo:font-size="12pt" style:font-size-asian="12pt" style:font-size-complex="12pt"/>
    </style:style>
    <style:style style:name="P123" style:parent-style-name="Normal" style:family="paragraph">
      <style:text-properties style:font-name="Times New Roman" style:font-name-complex="Times New Roman"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style:style style:name="T125"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26" style:parent-style-name="DefaultParagraphFont" style:family="text">
      <style:text-properties style:font-name="Times New Roman" style:font-name-complex="Times New Roman" fo:font-size="12pt" style:font-size-asian="12pt" style:font-size-complex="12pt"/>
    </style:style>
    <style:style style:name="T12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28" style:parent-style-name="DefaultParagraphFont" style:family="text">
      <style:text-properties style:font-name="Times New Roman" style:font-name-complex="Times New Roman" fo:font-size="12pt" style:font-size-asian="12pt" style:font-size-complex="12pt"/>
    </style:style>
    <style:style style:name="T129" style:parent-style-name="DefaultParagraphFont" style:family="text">
      <style:text-properties style:font-name="Times New Roman" style:font-name-complex="Times New Roman" fo:font-size="12pt" style:font-size-asian="12pt" style:font-size-complex="12pt"/>
    </style:style>
    <style:style style:name="T13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31" style:parent-style-name="DefaultParagraphFont" style:family="text">
      <style:text-properties style:font-name="Times New Roman" style:font-name-complex="Times New Roman" fo:font-size="12pt" style:font-size-asian="12pt" style:font-size-complex="12pt"/>
    </style:style>
    <style:style style:name="T132" style:parent-style-name="DefaultParagraphFont" style:family="text">
      <style:text-properties style:font-name="Times New Roman" style:font-name-complex="Times New Roman" fo:font-size="12pt" style:font-size-asian="12pt" style:font-size-complex="12pt"/>
    </style:style>
    <style:style style:name="T133"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34" style:parent-style-name="DefaultParagraphFont" style:family="text">
      <style:text-properties style:font-name="Times New Roman" style:font-name-complex="Times New Roman" fo:font-size="12pt" style:font-size-asian="12pt" style:font-size-complex="12pt"/>
    </style:style>
    <style:style style:name="P135" style:parent-style-name="Normal" style:family="paragraph">
      <style:text-properties style:font-name="Times New Roman" style:font-name-complex="Times New Roman" fo:font-size="12pt" style:font-size-asian="12pt" style:font-size-complex="12pt"/>
    </style:style>
    <style:style style:name="P136" style:parent-style-name="Normal" style:family="paragraph">
      <style:text-properties style:font-name="Times New Roman" style:font-name-complex="Times New Roman" fo:font-size="12pt" style:font-size-asian="12pt" style:font-size-complex="12pt"/>
    </style:style>
    <style:style style:name="T137" style:parent-style-name="DefaultParagraphFont" style:family="text">
      <style:text-properties style:font-name="Times New Roman" style:font-name-complex="Times New Roman" fo:font-size="12pt" style:font-size-asian="12pt" style:font-size-complex="12pt"/>
    </style:style>
    <style:style style:name="T138" style:parent-style-name="DefaultParagraphFont" style:family="text">
      <style:text-properties style:font-name="Times New Roman" style:font-name-complex="Times New Roman" fo:font-size="12pt" style:font-size-asian="12pt" style:font-size-complex="12pt"/>
    </style:style>
    <style:style style:name="T13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40" style:parent-style-name="DefaultParagraphFont" style:family="text">
      <style:text-properties style:font-name="Times New Roman" style:font-name-complex="Times New Roman" fo:font-size="12pt" style:font-size-asian="12pt" style:font-size-complex="12pt"/>
    </style:style>
    <style:style style:name="P141" style:parent-style-name="Normal" style:family="paragraph">
      <style:text-properties style:font-name="Times New Roman" style:font-name-complex="Times New Roman" fo:font-size="12pt" style:font-size-asian="12pt" style:font-size-complex="12pt"/>
    </style:style>
    <style:style style:name="P142" style:parent-style-name="Normal" style:family="paragraph">
      <style:text-properties style:font-name="Times New Roman" style:font-name-complex="Times New Roman" fo:font-size="12pt" style:font-size-asian="12pt" style:font-size-complex="12pt"/>
    </style:style>
    <style:style style:name="P143" style:parent-style-name="Normal" style:family="paragraph">
      <style:paragraph-properties fo:text-align="center"/>
      <style:text-properties style:font-name="Times New Roman" style:font-name-complex="Times New Roman" fo:font-size="12pt" style:font-size-asian="12pt" style:font-size-complex="12pt"/>
    </style:style>
    <style:style style:name="P144" style:parent-style-name="Normal" style:family="paragraph">
      <style:paragraph-properties fo:text-align="center"/>
      <style:text-properties style:font-name="Times New Roman" style:font-name-complex="Times New Roman" fo:font-size="12pt" style:font-size-asian="12pt" style:font-size-complex="12pt"/>
    </style:style>
    <style:style style:name="P145" style:parent-style-name="Normal" style:family="paragraph">
      <style:paragraph-properties fo:text-align="center"/>
      <style:text-properties style:font-name="Times New Roman" style:font-name-complex="Times New Roman" fo:font-size="12pt" style:font-size-asian="12pt" style:font-size-complex="12pt"/>
    </style:style>
    <style:style style:name="P146" style:parent-style-name="Normal" style:family="paragraph">
      <style:paragraph-properties fo:text-align="center"/>
      <style:text-properties style:font-name="Times New Roman" style:font-name-complex="Times New Roman" fo:font-size="12pt" style:font-size-asian="12pt" style:font-size-complex="12pt"/>
    </style:style>
    <style:style style:name="P147" style:parent-style-name="Normal" style:family="paragraph">
      <style:paragraph-properties fo:text-align="center"/>
      <style:text-properties style:font-name="Times New Roman" style:font-name-complex="Times New Roman" fo:font-size="12pt" style:font-size-asian="12pt" style:font-size-complex="12pt"/>
    </style:style>
    <style:style style:name="P148" style:parent-style-name="Normal" style:family="paragraph">
      <style:paragraph-properties fo:text-align="center"/>
      <style:text-properties style:font-name="Times New Roman" style:font-name-complex="Times New Roman" fo:font-size="12pt" style:font-size-asian="12pt" style:font-size-complex="12pt"/>
    </style:style>
    <style:style style:name="P149" style:parent-style-name="Normal" style:family="paragraph">
      <style:paragraph-properties fo:text-align="center"/>
      <style:text-properties style:font-name="Times New Roman" style:font-name-complex="Times New Roman" fo:font-size="12pt" style:font-size-asian="12pt" style:font-size-complex="12pt"/>
    </style:style>
    <style:style style:name="P150" style:parent-style-name="Normal" style:family="paragraph">
      <style:paragraph-properties fo:text-align="center"/>
      <style:text-properties style:font-name="Times New Roman" style:font-name-complex="Times New Roman" fo:font-size="12pt" style:font-size-asian="12pt" style:font-size-complex="12pt"/>
    </style:style>
    <style:style style:name="P151"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52" style:parent-style-name="Normal" style:family="paragraph">
      <style:paragraph-properties fo:text-align="center"/>
      <style:text-properties style:font-name="Times New Roman" style:font-name-complex="Times New Roman" fo:font-size="12pt" style:font-size-asian="12pt" style:font-size-complex="12pt"/>
    </style:style>
    <style:style style:name="P153" style:parent-style-name="Normal" style:family="paragraph">
      <style:text-properties style:font-name="Times New Roman" style:font-name-complex="Times New Roman" fo:font-size="12pt" style:font-size-asian="12pt" style:font-size-complex="12pt"/>
    </style:style>
    <style:style style:name="P154" style:parent-style-name="Normal" style:family="paragraph">
      <style:text-properties style:font-name="Times New Roman" style:font-name-complex="Times New Roman" fo:font-size="12pt" style:font-size-asian="12pt" style:font-size-complex="12pt"/>
    </style:style>
    <style:style style:name="P155" style:parent-style-name="Normal" style:family="paragraph">
      <style:text-properties style:font-name="Times New Roman" style:font-name-complex="Times New Roman" fo:font-size="12pt" style:font-size-asian="12pt" style:font-size-complex="12pt"/>
    </style:style>
    <style:style style:name="P156" style:parent-style-name="Normal" style:family="paragraph">
      <style:text-properties style:font-name="Times New Roman" style:font-name-complex="Times New Roman" fo:font-size="12pt" style:font-size-asian="12pt" style:font-size-complex="12pt"/>
    </style:style>
    <style:style style:name="P157" style:parent-style-name="Normal" style:family="paragraph">
      <style:text-properties style:font-name="Times New Roman" style:font-name-complex="Times New Roman" fo:font-size="12pt" style:font-size-asian="12pt" style:font-size-complex="12pt"/>
    </style:style>
    <style:style style:name="P158" style:parent-style-name="Normal" style:family="paragraph">
      <style:text-properties style:font-name="Times New Roman" style:font-name-complex="Times New Roman" fo:font-size="12pt" style:font-size-asian="12pt" style:font-size-complex="12pt"/>
    </style:style>
    <style:style style:name="P159" style:parent-style-name="Normal" style:family="paragraph">
      <style:text-properties style:font-name="Times New Roman" style:font-name-complex="Times New Roman" fo:font-size="12pt" style:font-size-asian="12pt" style:font-size-complex="12pt"/>
    </style:style>
    <style:style style:name="P160" style:parent-style-name="Normal" style:family="paragraph">
      <style:text-properties style:font-name="Times New Roman" style:font-name-complex="Times New Roman" fo:font-size="12pt" style:font-size-asian="12pt" style:font-size-complex="12pt"/>
    </style:style>
    <style:style style:name="P161" style:parent-style-name="Normal" style:family="paragraph">
      <style:text-properties style:font-name="Times New Roman" style:font-name-complex="Times New Roman" fo:font-size="12pt" style:font-size-asian="12pt" style:font-size-complex="12pt"/>
    </style:style>
    <style:style style:name="P162" style:parent-style-name="Normal" style:family="paragraph">
      <style:text-properties style:font-name="Times New Roman" style:font-name-complex="Times New Roman" fo:font-size="12pt" style:font-size-asian="12pt" style:font-size-complex="12pt"/>
    </style:style>
    <style:style style:name="T163" style:parent-style-name="DefaultParagraphFont" style:family="text">
      <style:text-properties style:font-name="Times New Roman" style:font-name-complex="Times New Roman" fo:font-size="12pt" style:font-size-asian="12pt" style:font-size-complex="12pt"/>
    </style:style>
    <style:style style:name="T164" style:parent-style-name="DefaultParagraphFont" style:family="text">
      <style:text-properties style:font-name="Times New Roman" style:font-name-complex="Times New Roman" style:text-position="super 66.6%" fo:font-size="12pt" style:font-size-asian="12pt" style:font-size-complex="12pt"/>
    </style:style>
    <style:style style:name="T165" style:parent-style-name="DefaultParagraphFont" style:family="text">
      <style:text-properties style:font-name="Times New Roman" style:font-name-complex="Times New Roman" fo:font-size="12pt" style:font-size-asian="12pt" style:font-size-complex="12pt"/>
    </style:style>
    <style:style style:name="T166" style:parent-style-name="DefaultParagraphFont" style:family="text">
      <style:text-properties style:font-name="Times New Roman" style:font-name-complex="Times New Roman" fo:font-size="12pt" style:font-size-asian="12pt" style:font-size-complex="12pt"/>
    </style:style>
    <style:style style:name="T167" style:parent-style-name="DefaultParagraphFont" style:family="text">
      <style:text-properties style:font-name="Times New Roman" style:font-name-complex="Times New Roman" fo:font-size="12pt" style:font-size-asian="12pt" style:font-size-complex="12pt"/>
    </style:style>
    <style:style style:name="T168" style:parent-style-name="DefaultParagraphFont" style:family="text">
      <style:text-properties style:font-name="Times New Roman" style:font-name-complex="Times New Roman" fo:font-size="12pt" style:font-size-asian="12pt" style:font-size-complex="12pt"/>
    </style:style>
    <style:style style:name="P169" style:parent-style-name="Normal" style:family="paragraph">
      <style:text-properties style:font-name="Times New Roman" style:font-name-complex="Times New Roman" fo:font-size="12pt" style:font-size-asian="12pt" style:font-size-complex="12pt"/>
    </style:style>
    <style:style style:name="P170" style:parent-style-name="Normal" style:family="paragraph">
      <style:text-properties style:font-name="Times New Roman" style:font-name-complex="Times New Roman" fo:font-size="12pt" style:font-size-asian="12pt" style:font-size-complex="12pt"/>
    </style:style>
    <style:style style:name="P171" style:parent-style-name="Normal" style:family="paragraph">
      <style:text-properties style:font-name="Times New Roman" style:font-name-complex="Times New Roman" fo:font-size="12pt" style:font-size-asian="12pt" style:font-size-complex="12pt"/>
    </style:style>
    <style:style style:name="P172" style:parent-style-name="Normal" style:family="paragraph">
      <style:text-properties style:font-name="Times New Roman" style:font-name-complex="Times New Roman" fo:font-size="12pt" style:font-size-asian="12pt" style:font-size-complex="12pt"/>
    </style:style>
    <style:style style:name="P173" style:parent-style-name="Normal" style:family="paragraph">
      <style:text-properties style:font-name="Times New Roman" style:font-name-complex="Times New Roman" fo:font-size="12pt" style:font-size-asian="12pt" style:font-size-complex="12pt"/>
    </style:style>
    <style:style style:name="P174" style:parent-style-name="Normal" style:family="paragraph">
      <style:text-properties style:font-name="Times New Roman" style:font-name-complex="Times New Roman" fo:font-size="12pt" style:font-size-asian="12pt" style:font-size-complex="12pt"/>
    </style:style>
    <style:style style:name="P175" style:parent-style-name="Normal" style:family="paragraph">
      <style:text-properties style:font-name="Times New Roman" style:font-name-complex="Times New Roman" fo:font-size="12pt" style:font-size-asian="12pt" style:font-size-complex="12pt"/>
    </style:style>
    <style:style style:name="P176" style:parent-style-name="Normal" style:family="paragraph">
      <style:text-properties style:font-name="Times New Roman" style:font-name-complex="Times New Roman" fo:font-size="12pt" style:font-size-asian="12pt" style:font-size-complex="12pt"/>
    </style:style>
    <style:style style:name="P177"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78"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79"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80" style:parent-style-name="Normal" style:family="paragraph">
      <style:paragraph-properties fo:text-align="center"/>
    </style:style>
    <style:style style:name="T1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82" style:parent-style-name="DefaultParagraphFont" style:family="text">
      <style:text-properties style:font-name="Times New Roman" style:font-name-complex="Times New Roman" fo:font-size="12pt" style:font-size-asian="12pt" style:font-size-complex="12pt"/>
    </style:style>
    <style:style style:name="T183" style:parent-style-name="DefaultParagraphFont" style:family="text">
      <style:text-properties style:font-name="Times New Roman" style:font-name-complex="Times New Roman" style:text-position="super 66.6%"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86" style:parent-style-name="DefaultParagraphFont" style:family="text">
      <style:text-properties style:font-name="Times New Roman" style:font-name-complex="Times New Roman" fo:font-size="12pt" style:font-size-asian="12pt" style:font-size-complex="12pt"/>
    </style:style>
    <style:style style:name="T18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88" style:parent-style-name="DefaultParagraphFont" style:family="text">
      <style:text-properties style:font-name="Times New Roman" style:font-name-complex="Times New Roman" fo:font-size="12pt" style:font-size-asian="12pt" style:font-size-complex="12pt"/>
    </style:style>
    <style:style style:name="T18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90" style:parent-style-name="DefaultParagraphFont" style:family="text">
      <style:text-properties style:font-name="Times New Roman" style:font-name-complex="Times New Roman" fo:font-size="12pt" style:font-size-asian="12pt" style:font-size-complex="12pt"/>
    </style:style>
    <style:style style:name="T19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92" style:parent-style-name="DefaultParagraphFont" style:family="text">
      <style:text-properties style:font-name="Times New Roman" style:font-name-complex="Times New Roman" fo:font-size="12pt" style:font-size-asian="12pt" style:font-size-complex="12pt"/>
    </style:style>
    <style:style style:name="P193"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94"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95"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96"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97"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98"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99"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200"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Ku</text:span><text:span text:style-name="T3">r</text:span><text:span text:style-name="T4">thia sibirica</text:span><text:span text:style-name="T5">, A New Bacterial Species of the<text:s/></text:span><text:span text:style-name="T6">Kurthia</text:span><text:span text:style-name="T7"><text:s/>Genus</text:span></text:p>
      <text:p text:style-name="P8"/>
      <text:p text:style-name="P9">V.A. Belikova, N.V. Cherevach, L.V. Kalakutski</text:p>
      <text:p text:style-name="P10"/>
      <text:p text:style-name="P11">Journal Mikrobiologia, Volume 55, Issue 5, pp. 831-835, published in 1986.</text:p>
      <text:p text:style-name="P12"/>
      <text:p text:style-name="P13"><text:span text:style-name="T14">Six strains of aerobic, gram-positive, and non-spore forming bacteria of the genus<text:s/></text:span><text:span text:style-name="T15">Kurthia</text:span><text:span text:style-name="T16"><text:s/></text:span><text:span text:style-name="T17">were isolated from the Magadan (or Susuman) mammoth found in the permafrost of Eastern Siberia. These strains are a phenotypically homogenous group different from the two known<text:s/></text:span><text:span text:style-name="T18">Kurthia<text:s/></text:span><text:span text:style-name="T19">species (</text:span><text:span text:style-name="T20">K. zopfii<text:s/></text:span><text:span text:style-name="T21">and<text:s/></text:span><text:span text:style-name="T22">K. gibsonii</text:span><text:span text:style-name="T23">) in that they require a great number of vitamins, do not grow in a 7% NaCl environment, and exhibit low DNA-DNA hybridization that does not exceed 45%. Furthermore, they differ from<text:s/></text:span><text:span text:style-name="T24">K. zopfii</text:span><text:span text:style-name="T25"><text:s/>in their synthesis of yellow pigment, phosphatase activity, and lack of coccoid forms. They differ from<text:s/></text:span><text:span text:style-name="T26">K. gibsonii</text:span><text:span text:style-name="T27"><text:s/>in their absence of growth in temperatures above 40°C.</text:span></text:p>
      <text:p text:style-name="Normal"><text:span text:style-name="T28"><text:tab/>The bacteria are referred to as<text:s/></text:span><text:span text:style-name="T29">Kurthia sibirica<text:s/></text:span><text:span text:style-name="T30">sp. nov. Strain type 13-2 has been deposited in the All-Union Collection of Microorganisms under reference<text:s/></text:span><text:span text:style-name="T31">BKM B</text:span><text:span text:style-name="T32">-1549.</text:span></text:p>
      <text:p text:style-name="Normal"><text:span text:style-name="T33"><text:tab/>In the 8</text:span><text:span text:style-name="T34">th</text:span><text:span text:style-name="T35"><text:s/>edition of Bergey’s manual [11] and in the approved lists of bacterial names [10] the genus<text:s/></text:span><text:span text:style-name="T36">Kurthia</text:span><text:span text:style-name="T37"><text:s/>is represented by only one species,<text:s/></text:span><text:span text:style-name="T38">K. zopfii.</text:span></text:p>
      <text:p text:style-name="P39"><text:tab/>The first bacteria of the genus was isolated from the intestine of a chicken and described by German bacteriologist Kurth [15, 16]. After conducting careful microscopic observation of developing cultures of the bacteria, Kurth found that the shape of cells in young cultures was rods with long filaments, linked together. In older cultures, the shape was coccoid.<text:s/></text:p>
      <text:p text:style-name="Normal"><text:span text:style-name="T40"><text:tab/>Later, the bacteria were observed by many scientists in meat and dairy products as well as in the feces of domesticated animals [12, 13], at the same time, both unpigmented and yellow-pigmented strains were isolated. After a comparative study of their properties, it was found that, unlike unpigmented strains, the yello</text:span><text:span text:style-name="T41">w-pigmented strains gro</text:span><text:span text:style-name="T42">w at 45° [12, 17]</text:span><text:span text:style-name="T43">, do not require pantothenate [18], and their cells do not shorten into a coccoid shape as they age [3]. This was recently proposed [17] as a new species,<text:s/></text:span><text:span text:style-name="T44">K. gibsonii</text:span><text:span text:style-name="T45">.</text:span></text:p>
      <text:p text:style-name="Normal"><text:span text:style-name="T46"><text:tab/>From samples of the stomach and intestinal contents of the Magadan mammoth, we isolated<text:s/></text:span><text:span text:style-name="T47">Kurthia</text:span><text:span text:style-name="T48"><text:s/>strains that differ from the two known species by a number of pheno- and genotypical traits.</text:span></text:p>
      <text:p text:style-name="Normal"><text:span text:style-name="T49"><text:tab/>In this report, we propose a new species of<text:s/></text:span><text:span text:style-name="T50">Kurthia</text:span><text:span text:style-name="T51"><text:s/>and provide a description using both newly obtained data and data previously published [2, 3, 7, 8].</text:span></text:p>
      <text:p text:style-name="P52"/>
      <text:p text:style-name="P53"/>
      <text:soft-page-break/>
      <text:p text:style-name="P54">Materials and Methods of Research</text:p>
      <text:p text:style-name="P55"/>
      <text:p text:style-name="Normal"><text:span text:style-name="T56"><text:tab/></text:span><text:span text:style-name="T57">The object of the study was as follows: Strain type NCIB 9878</text:span><text:span text:style-name="T58">T</text:span><text:span text:style-name="T59"><text:s/>of<text:s/></text:span><text:span text:style-name="T60">K. zopfii</text:span><text:span text:style-name="T61"><text:s/>was acquired from the National Collection of Industrial Bacteria (Aberdeen, Scotland) and seven strains isolated in 1977 from the Magadan mammoth [2]. Six of these belong to the newly described<text:s/></text:span><text:span text:style-name="T62">K. sibirica</text:span><text:span text:style-name="T63"><text:s/>(9, 12, 13-2</text:span><text:span text:style-name="T64">T</text:span><text:span text:style-name="T65">, 40, 41, and 77</text:span><text:span text:style-name="T66">) and one strain (38) of<text:s/></text:span><text:span text:style-name="T67">K. gibsonii</text:span><text:span text:style-name="T68">. The identity and characteristics of the<text:s/></text:span><text:span text:style-name="T69">K. gibsonii</text:span><text:span text:style-name="T70"><text:s/>strain were confirmed by data of earlier publications [17].</text:span></text:p>
      <text:p text:style-name="Normal"><text:span text:style-name="T71"><text:tab/>Most of the methods for studying the morphological, cultural, physio-biochemical, and chemotaxonomic properties of<text:s/></text:span><text:span text:style-name="T72">Kurthia</text:span><text:span text:style-name="T73"><text:s/>have been described in earlier studies [2, 3, 8].</text:span></text:p>
      <text:p text:style-name="P74"><text:tab/>The type of flagella was determined with the help of electron microscopy of cell preparations, contrasted with phosphotungstic acid. The bacteria were grown on meat-peptone agar (MPA) at 25° for 18 hours.</text:p>
      <text:p text:style-name="P75"><text:tab/>Pigment formation was recorded visually, observing the growth of bacteria on various agar media: MPA, fish both with 0.005% diphenylamine and without, buffered phosphate salt medium [5] with 1% peptone and 0.3% yeast extract; the cultures were grown at various temperatures (5, 10, 15, 25, 30, and 37°). An approximate identification of pigments was carried out using spectrophotometry of ethanol extracts of the bacterial cells, grown for 3 days on fish agar (which showed the intense pigmentation). For the preparation of the fish agar, 5% dry fish preparation was dissolved in sea water.</text:p>
      <text:p text:style-name="Normal"><text:span text:style-name="T76"><text:tab/>To determine the requirements of individual vitamins, a phosphate buffered saline medium [5] was used. Into this medium was added 0.5% sodium acetate, 0.1% acid hydrolysate casein (Difco), 10 mg/L tryptophan, 10 mg/L guanine and the following vitamins listed (in mg/L): biotene – 0.005, thiamine HCl – 1, pantothenate Ca</text:span><text:span text:style-name="T77"><text:s/>– 1, nicotinic acid – 0.05, pyridoxine HCl – 1, pyridoxamine – 1, pyridoxal HCl, pyridoxal 5-phospahte – 1,<text:s/></text:span><text:span text:style-name="T78">n</text:span><text:span text:style-name="T79">-aminobenzoic acid – 0.005, folic acid – 0.05, cyanocobalamin – 0.5,<text:s/></text:span><text:span text:style-name="T80">i</text:span><text:span text:style-name="T81">-inositol – 1.<text:s/></text:span></text:p>
      <text:p text:style-name="P82"><text:tab/>The lack of bacterial growth in an environment after removal of one of the vitamins was assessed as a need for that vitamin in order to grow.</text:p>
      <text:p text:style-name="P83"><text:tab/>The composition of fatty acids was determined by gas-liquid chromatography; the acid pyrolysis was carried out with tetramethylammonium hydroxide [1]. For this analysis, the bacteria were grown on MPA at 25° for 24 hours.</text:p>
      <text:p text:style-name="P84"/>
      <text:p text:style-name="P85">Results and Discussion</text:p>
      <text:p text:style-name="P86"/>
      <text:p text:style-name="Normal"><text:span text:style-name="T87"><text:tab/>Six strains (9, 12, 13-2</text:span><text:span text:style-name="T88">T</text:span><text:span text:style-name="T89">, 40, 41, 77) of the bacteria under discussion, representing a homogenous group with great phenotypic similarities to known<text:s/></text:span><text:span text:style-name="T90">Kurthia</text:span><text:span text:style-name="T91"><text:s/>types [2, 17] were isolated from the Magadan mammoth.</text:span></text:p>
      <text:soft-page-break/>
      <text:p text:style-name="P92"><text:tab/>The cells of these bacteria (pictures a, b) have the form of rods with rounded ends. Their length varies considerably from the filaments and rods of the young cultures being 5-10<text:s/>µm to the short rods of older cultures between 2-5 µm. The cells are motile by means of flagella (picture v), they are non-spore forming and gram positive, though can be variably colored.</text:p>
      <text:p text:style-name="P93"><text:tab/>The colonies (picture g) on meat-peptone agar are rhizoid and a stroke across the gelatin results in a “bird feather”-like appearance.</text:p>
      <text:p text:style-name="P94"><text:tab/>Bacteria are chemoorganotrophs. Growth is preferred in nutrient-rich environments containing peptone. Cells exhibit oxidative metabolism. Acid is formed from a few carbohydrates and alcohols, but not glucose. Starch is not hydrolyzed, gelatin not liquefied, nitrates not reduced, urease, lecithinase, and oxidase activity is not shown, but they are catalase positive. Bacteria exhibit hemolysis, and are sensitive to: penicillin (2 units), streptomycin (2 units), erythromycin (2 µg), novobiocin (5 µg), neomycin (5 µg), oleandomycin (5 µg), polymyxin B (300 µg), and when 0.1% triphenyltetrazolium chloride is present.</text:p>
      <text:p text:style-name="P95"><text:tab/>Aerobics:<text:s/>Bacteria grow in pH ranges 5.5 to 9.5 in temperatures of 5-37°.<text:s/></text:p>
      <text:p text:style-name="Normal"><text:span text:style-name="T96"><text:tab/>Hydrolysates of cell walls contain lysine, glycine, alanine, leucine, valine, asparagine, and glutamic acid [2]. Basic fatty acids are branched and saturated among which 12-methyltetradecanoic (anti-iso-C</text:span><text:span text:style-name="T97">15:0</text:span><text:span text:style-name="T98">) and 13-methyltetradecanoic (iso-C</text:span><text:span text:style-name="T99">15:0</text:span><text:span text:style-name="T100">) are dominant. DNA GC content is around 37 mole% [2, 8].</text:span></text:p>
      <text:p text:style-name="Normal"><text:span text:style-name="T101"><text:tab/>Along with the previously mentioned similarities with the known<text:s/></text:span><text:span text:style-name="T102">Kurthia</text:span><text:span text:style-name="T103"><text:s/>species, the group under discussion also have a number of distinctive features, many of which can be used to differentiate the various strains and species (see table). So, all six strains do not grow in a 7% NaCl environment, they need a vitamin rich environment and, apparently, the addition of yeast extract to an already rich environment (such as meat-peptone agar) significantly stimulates growth.</text:span></text:p>
      <text:p text:style-name="P104"><text:span text:style-name="T105">The optimal temperature for growth is around 20-25°, which is a few degrees below that of the other<text:s/></text:span><text:span text:style-name="T106">Kurthia</text:span><text:span text:style-name="T107"><text:s/>[2]. Fresh isolated can exhibit growth as low as 0°. Unlike<text:s/></text:span><text:span text:style-name="T108">K. zopfii</text:span><text:span text:style-name="T109">, these bacteria synthesize yellow pigment, exhibit phosphatase activity, and the ability to form acid from fructose and glycerol. In older cultures, cells do not shorten into a coccoid form.<text:s/></text:span></text:p>
      <text:p text:style-name="Normal"><text:span text:style-name="T110"><text:tab/>At the same time, there are characteristics that bring them close to<text:s/></text:span><text:span text:style-name="T111">K. gibsonii</text:span><text:span text:style-name="T112">, notably the yellow pigments that appear to belong to the same class. Other similarities include:<text:s/></text:span><text:span text:style-name="T113">carotenoids, which since they are not released into the environment, are not synthesized in a 0.005% diphenylamine environment, and their ethanol extracts have peaks in the range of 400-480 nm [4, 6]. However, in contrast to<text:s/></text:span><text:span text:style-name="T114">K. gibsonii</text:span><text:span text:style-name="T115">, these strains do not grow in temperatures higher than 40° and their synthesis of pigment varies greatly depending on the cultivation.</text:span></text:p>
      <text:p text:style-name="Normal"><text:span text:style-name="T116"><text:tab/>How widely spread<text:s/></text:span><text:span text:style-name="T117">K. sibirica</text:span><text:span text:style-name="T118"><text:s/>is in nature is not yet clear. Previously [2, 7] when analyzing a variety of natural substrates, the two known<text:s/></text:span><text:span text:style-name="T119">Kurthia</text:span><text:span text:style-name="T120"><text:s/>species were found in meat and dairy products of varying freshness, the intestinal contents and feces of domesticated animals, on flies, in the stomach and intestinal contents of the Magadan mammoth, and the soft tissues of the Yuribeysky mammoth. But<text:s/></text:span><text:span text:style-name="T121">K. sibirica</text:span><text:span text:style-name="T122"><text:s/>was only found in samples from the Magadan mammoth.<text:s/></text:span></text:p>
      <text:soft-page-break/>
      <text:p text:style-name="P123"><text:tab/>However, stating that these bacteria belonged to the native mammoth microflora (presuming we can admit the possibility of the bacteria being preserved throughout the millennia) is doubtful because the samples were not extracted immediately after the recovery of the mammoth form the permafrost. Instead the samples were extracted a few days later in the town of Magadan, where the mammoth was delivered in a frozen state [9].</text:p>
      <text:p text:style-name="Normal"><text:span text:style-name="T124"><text:tab/>Based on the observed phenotypic features of the group under discussion, as well as the observed low degree of DNA-DNA hybridization as compared to<text:s/></text:span><text:span text:style-name="T125">K. zopfii</text:span><text:span text:style-name="T126"><text:s/>(around 20%) and<text:s/></text:span><text:span text:style-name="T127">K. gibsonii</text:span><text:span text:style-name="T128"><text:s/>(around 40%), we consider it appropriate to classify thes</text:span><text:span text:style-name="T129">e bacteria as their own species –<text:s/></text:span><text:span text:style-name="T130">Kurthia sibirica.<text:s/></text:span><text:span text:style-name="T131">Below is its description:</text:span></text:p>
      <text:p text:style-name="Normal"><text:span text:style-name="T132"><text:tab/></text:span><text:span text:style-name="T133">Kurthia sibirica</text:span><text:span text:style-name="T134"><text:s/>sp. nov. si. bi ŕi. ca. M. L. fem. adj. sibirica (of Siberia), where the Magadan mammoth was found, from which the bacteria were isolated. Cells are regular rods with rounded ends, 0.6-1 µm in diameter and varying in length from 5-10 µm in young cultures to 2-5 µm in older cultures, but older cultures are not coccoid.</text:span></text:p>
      <text:p text:style-name="P135"><text:tab/>Colonies have a cream or yellow pigmentation depending on growth conditions. Nutritional requirements are complex, with good growth on peptone-containing<text:s/>media along with yeast extract. Biotin, thiamine pantothenate, nicotinic acid, pyridoxal 5-phosphate are required. Growth occurs in the range of 5-37°, with no growth above 40°. Freshly isolated strains can usually grow between 1-0°. Optimal temperature is between 20-25°.</text:p>
      <text:p text:style-name="P136"><text:tab/>Acid is produced from fructose and glycerol, but not from ribose or ethanol. Bacteria do not grow in media containing 7% NaCl. They are phosphatase positive. DNA GC content is 36.9 mole%. The typical strain is 13-2 (referenced as BKM B-1549 in the All-Union Collection).<text:s/></text:p>
      <text:p text:style-name="Normal"><text:span text:style-name="T137"><text:tab/>The writers would like to thank E. N. Ratner from the Institute of Biochemistry and Physiology of Microorganisms of the USSR Academy of Sciences</text:span><text:span text:style-name="T138"><text:s/>for assistance in the studying of the type of flagella of<text:s/></text:span><text:span text:style-name="T139">Kurthia</text:span><text:span text:style-name="T140">.</text:span></text:p>
      <text:p text:style-name="P141"/>
      <text:p text:style-name="P142"/>
      <text:p text:style-name="P143"/>
      <text:p text:style-name="P144"/>
      <text:p text:style-name="P145"/>
      <text:p text:style-name="P146"/>
      <text:p text:style-name="P147"/>
      <text:p text:style-name="P148"/>
      <text:p text:style-name="P149"/>
      <text:p text:style-name="P150"/>
      <text:soft-page-break/>
      <text:p text:style-name="P151">Literature</text:p>
      <text:p text:style-name="P152"/>
      <text:p text:style-name="P153">1.<text:s/>Andreev L. V., Egorova L. A., Poginova L. G. Applied Biochemistry and Microbiology, 1981,<text:tab/><text:tab/><text:s/>vol. 17, No 3, p. 368.</text:p>
      <text:p text:style-name="P154">2. Belikova V. L., Cherevach N. V., Baryshnikova L. M., Kalakutski L. V. Microbiology, 1980,<text:s/><text:tab/>vol. 49, Issue 1, p. 64.</text:p>
      <text:p text:style-name="P155">3. Belikova V. L., Cherevach N. V., Semenova S. A. Microbiology, 1981, vol. 50, Issue 2, p.<text:tab/><text:tab/><text:s/>263.</text:p>
      <text:p text:style-name="P156">4. Goodwin T. Comparative Biochemistry of Carotenoids, 1954, p. 147.</text:p>
      <text:p text:style-name="P157">5. Meynell J., Meynell E. Experimental Microbiology , 1967, p. 49.</text:p>
      <text:p text:style-name="P158">6. Feofilova E. P. Pigments of Microorganisms, 1974, p. 103.</text:p>
      <text:p text:style-name="P159">7. Cherevach N. V., Belikova V. L.Manuscript VINITI, 1983, No 128-83.</text:p>
      <text:p text:style-name="P160">8. Cherevach N. V., Turova T. P., Belikova V. L. FEMS Microbial. Letters, 1983, vol. 19, No<text:s/><text:tab/>2/3, p. 243.</text:p>
      <text:p text:style-name="P161">9.<text:s/>Shilo N. A., Titov E. E. The Magadan Mammoth, 1981, p. 10.</text:p>
      <text:p text:style-name="P162">10. Approved lists of bacterial names/ Eds Skerman V. B., McGowan V., Sneath P. H.<text:tab/><text:tab/><text:tab/><text:s/>Bacteriology, 1980, vol. 30, No. , p. 310.</text:p>
      <text:p text:style-name="Normal"><text:span text:style-name="T163">11. Bergey’s Manual of Determinative Bacteriology. 8</text:span><text:span text:style-name="T164">th</text:span><text:span text:style-name="T165"><text:s/>Edition, Baltimore: Williams and</text:span><text:span text:style-name="T166"><text:tab/></text:span><text:span text:style-name="T167"><text:tab/></text:span><text:span text:style-name="T168"><text:tab/><text:s/>Wilkins Co., 1974, p. 631.</text:span></text:p>
      <text:p text:style-name="P169">12. Gardner G. A. Applied Bacteriology, 1969, vol. 32, No. 3, p. 371.</text:p>
      <text:p text:style-name="P170">13. Keddie R. M. In: The Prokaryotes. V, 2/Eds Starr M. P., Stolp H., Trueper H. G., Ballows A.,<text:s/><text:tab/>Schlegel H. Berlin – Heidelberg – New York: Springer Verlag, 1981, p. 1888.</text:p>
      <text:p text:style-name="P171">14. Koser S. A. Vitamin requirement of bacteria and yeasts. Illinois: Springfield, 1968, p. 22.</text:p>
      <text:p text:style-name="P172">15. Kurth H. Bot. Ztg., 1883, vol 41, No. 23-26, p. 369, 393, 409, 425.</text:p>
      <text:p text:style-name="P173">16. Kurth H. Ber. Deut. Bot. Ges., 1883, vol. 1, p. 97.</text:p>
      <text:p text:style-name="P174">17. Shaw S., Keddie R. M., System. Applied Microbiology, 1983, vol. 4, p. 253.</text:p>
      <text:p text:style-name="P175">18. Shaw S., Keddie R. M., System. Applied Microbiology, 1983, vol. 4, p. 439.</text:p>
      <text:p text:style-name="P176"/>
      <text:p text:style-name="P177"/>
      <text:p text:style-name="P178"/>
      <text:p text:style-name="P179"/>
      <text:soft-page-break/>
      <text:p text:style-name="P180"><text:span text:style-name="T181"><draw:frame draw:style-name="a0" draw:name="Picture 1" text:anchor-type="as-char" svg:x="0in" svg:y="0in" svg:width="6.5in" svg:height="5.42153in" style:rel-width="scale" style:rel-height="scale"><draw:image xlink:href="media/image1.emf" xlink:type="simple" xlink:show="embed" xlink:actuate="onLoad"/><svg:title/><svg:desc/></draw:frame></text:span></text:p>
      <text:p text:style-name="Normal"><text:span text:style-name="T182">Morphology of cells and colonies of strain 13-2</text:span><text:span text:style-name="T183">T</text:span><text:span text:style-name="T184">. View of cells growing on MPA through a micro-camera:<text:s/></text:span><text:span text:style-name="T185">a</text:span><text:span text:style-name="T186"><text:s/>– after 18 hours,<text:s/></text:span><text:span text:style-name="T187">b</text:span><text:span text:style-name="T188"><text:s/>– after 3 days, phase contrast, X2000,<text:s/></text:span><text:span text:style-name="T189">v</text:span><text:span text:style-name="T190"><text:s/>– negative of a cell with flagella X12000,<text:s/></text:span><text:span text:style-name="T191">g</text:span><text:span text:style-name="T192"><text:s/>– view of a colony on MPA cultured for 6 days, 4/5 scale.</text:span></text:p>
      <text:p text:style-name="P193"/>
      <text:p text:style-name="P194"/>
      <text:p text:style-name="P195"/>
      <text:p text:style-name="P196"/>
      <text:p text:style-name="P197"/>
      <text:p text:style-name="P198"/>
      <text:p text:style-name="P199"/>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ulik, Thomas</meta:initial-creator>
    <dc:creator>Microsoft Office User</dc:creator>
    <meta:creation-date>2018-06-18T15:02:00Z</meta:creation-date>
    <dc:date>2018-06-18T15:02:00Z</dc:date>
    <meta:template xlink:href="Normal.dotm" xlink:type="simple"/>
    <meta:editing-cycles>2</meta:editing-cycles>
    <meta:editing-duration>PT60S</meta:editing-duration>
    <meta:document-statistic meta:page-count="6" meta:paragraph-count="24" meta:word-count="1842" meta:character-count="12318" meta:row-count="87" meta:non-whitespace-character-count="10500"/>
  </office:meta>
</office:document-meta>
</file>